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</style:style>
    <style:style style:name="P2" style:parent-style-name="Normal" style:family="paragraph">
      <style:paragraph-properties fo:text-align="center"/>
      <style:text-properties fo:font-style="italic" style:font-style-asian="italic" style:font-style-complex="italic"/>
    </style:style>
    <style:style style:name="P3" style:parent-style-name="Normal" style:family="paragraph">
      <style:paragraph-properties fo:text-align="center"/>
    </style:style>
    <style:style style:name="P4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T5" style:parent-style-name="Policepardéfaut" style:family="text">
      <style:text-properties fo:font-weight="bold" style:font-weight-asian="bold" style:font-weight-complex="bold"/>
    </style:style>
    <style:style style:name="T6" style:parent-style-name="Policepardéfaut" style:family="text">
      <style:text-properties fo:font-weight="bold" style:font-weight-asian="bold" style:font-weight-complex="bold"/>
    </style:style>
    <style:style style:name="T7" style:parent-style-name="Policepardéfaut" style:family="text">
      <style:text-properties fo:font-weight="bold" style:font-weight-asian="bold" style:font-weight-complex="bold"/>
    </style:style>
    <style:style style:name="T8" style:parent-style-name="Policepardéfaut" style:family="text">
      <style:text-properties fo:font-weight="bold" style:font-weight-asian="bold" style:font-weight-complex="bold"/>
    </style:style>
    <style:style style:name="T9" style:parent-style-name="Policepardéfaut" style:family="text">
      <style:text-properties fo:font-weight="bold" style:font-weight-asian="bold" style:font-weight-complex="bold"/>
    </style:style>
    <style:style style:name="T10" style:parent-style-name="Policepardéfaut" style:family="text">
      <style:text-properties fo:font-weight="bold" style:font-weight-asian="bold" style:font-weight-complex="bold"/>
    </style:style>
    <style:style style:name="P11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12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13" style:parent-style-name="Paragraphedeliste" style:list-style-name="LFO1" style:family="paragraph"/>
    <style:style style:name="P14" style:parent-style-name="Paragraphedeliste" style:list-style-name="LFO1" style:family="paragraph"/>
    <style:style style:name="P15" style:parent-style-name="Paragraphedeliste" style:list-style-name="LFO1" style:family="paragraph"/>
    <style:style style:name="P16" style:parent-style-name="Paragraphedeliste" style:list-style-name="LFO1" style:family="paragraph"/>
    <style:style style:name="P17" style:parent-style-name="Normal" style:family="paragraph">
      <style:text-properties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Gabriel Martinache JV1</text:p>
      <text:p text:style-name="P2">Platformer – PS2</text:p>
      <text:p text:style-name="P3"/>
      <text:p text:style-name="P4">Touches du prototype :</text:p>
      <text:p text:style-name="Normal"><text:span text:style-name="T5">R</text:span> : Recommencer le jeu</text:p>
      <text:p text:style-name="Normal"><text:span text:style-name="T6">Z</text:span> : sauter</text:p>
      <text:p text:style-name="Normal"><text:span text:style-name="T7">Q </text:span>: aller à gauche</text:p>
      <text:p text:style-name="Normal"><text:span text:style-name="T8">D </text:span>: aller à droite</text:p>
      <text:p text:style-name="Normal"><text:span text:style-name="T9">Enter</text:span> : tirer avec le pistolet</text:p>
      <text:p text:style-name="Normal"><text:span text:style-name="T10">Space</text:span> : Dasher (seulement possible lorsque le personnage est de couleur rose)</text:p>
      <text:p text:style-name="Normal"/>
      <text:p text:style-name="P11">Ennemis :</text:p>
      <text:p text:style-name="P12"/>
      <text:list text:style-name="LFO1" text:continue-numbering="true">
        <text:list-item>
          <text:p text:style-name="P13">Les chiens robots nous font des dégâts lorsqu’on les touche</text:p>
        </text:list-item>
        <text:list-item>
          <text:p text:style-name="P14">Idem pour les drones</text:p>
        </text:list-item>
        <text:list-item>
          <text:p text:style-name="P15">Les policiers nous tirent dessus lorsque nous sommes proche</text:p>
        </text:list-item>
        <text:list-item>
          <text:p text:style-name="P16">Les machines nous tirent également dessus lorsque nous sommes proche</text:p>
        </text:list-item>
      </text:list>
      <text:p text:style-name="Paragraphedeliste">mais les balles se dirigent<text:s/>vers nous et non en ligne droite</text:p>
      <text:p text:style-name="Normal">Le système de détection n’est pas encore présent dans le gameplay<text:s/></text:p>
      <text:p text:style-name="Normal"/>
      <text:p text:style-name="P17">Infos générales :</text:p>
      <text:p text:style-name="Normal">Le joueur possède 5 vies, lorsque son nombre de vie tombe à 0, la partie recommence</text:p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Aptos" style:font-name-asian="Aptos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Gabriel</meta:initial-creator>
    <dc:creator>Gabriel</dc:creator>
    <meta:creation-date>2025-05-21T01:34:00Z</meta:creation-date>
    <dc:date>2025-05-21T01:49:00Z</dc:date>
    <meta:template xlink:href="Normal.dotm" xlink:type="simple"/>
    <meta:editing-cycles>2</meta:editing-cycles>
    <meta:editing-duration>PT540S</meta:editing-duration>
    <meta:document-statistic meta:page-count="1" meta:paragraph-count="1" meta:word-count="107" meta:character-count="699" meta:row-count="4" meta:non-whitespace-character-count="593"/>
  </office:meta>
</office:document-meta>
</file>